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b535e" officeooo:paragraph-rsid="006b9f8e"/>
    </style:style>
    <style:style style:name="P62" style:family="paragraph" style:parent-style-name="Text_20_body">
      <style:text-properties officeooo:rsid="005b535e" officeooo:paragraph-rsid="006e2228"/>
    </style:style>
    <style:style style:name="P63" style:family="paragraph" style:parent-style-name="Text_20_body">
      <style:text-properties officeooo:rsid="005b535e" officeooo:paragraph-rsid="006eebcb"/>
    </style:style>
    <style:style style:name="P64" style:family="paragraph" style:parent-style-name="Text_20_body">
      <style:text-properties officeooo:rsid="005b535e" officeooo:paragraph-rsid="007022cc"/>
    </style:style>
    <style:style style:name="P65" style:family="paragraph" style:parent-style-name="Text_20_body">
      <style:text-properties officeooo:rsid="005b535e" officeooo:paragraph-rsid="0071d3ac"/>
    </style:style>
    <style:style style:name="P66" style:family="paragraph" style:parent-style-name="Text_20_body">
      <style:text-properties officeooo:rsid="005b535e" officeooo:paragraph-rsid="007249b4"/>
    </style:style>
    <style:style style:name="P67" style:family="paragraph" style:parent-style-name="Text_20_body">
      <style:text-properties officeooo:rsid="00545a4f" officeooo:paragraph-rsid="00614b90"/>
    </style:style>
    <style:style style:name="P68" style:family="paragraph" style:parent-style-name="Standard">
      <style:text-properties officeooo:paragraph-rsid="006b9f8e"/>
    </style:style>
    <style:style style:name="P69" style:family="paragraph" style:parent-style-name="Text_20_body">
      <style:text-properties officeooo:paragraph-rsid="006b9f8e"/>
    </style:style>
    <style:style style:name="P70" style:family="paragraph" style:parent-style-name="Text_20_body">
      <style:text-properties officeooo:rsid="006b9f8e" officeooo:paragraph-rsid="006b9f8e"/>
    </style:style>
    <style:style style:name="P71" style:family="paragraph" style:parent-style-name="Heading_20_1">
      <style:paragraph-properties fo:margin-top="0in" fo:margin-bottom="0in" style:contextual-spacing="false"/>
      <style:text-properties officeooo:rsid="00191d6b" officeooo:paragraph-rsid="006b9f8e"/>
    </style:style>
    <style:style style:name="P72" style:family="paragraph" style:parent-style-name="Heading_20_1">
      <style:paragraph-properties fo:margin-top="0in" fo:margin-bottom="0in" style:contextual-spacing="false"/>
      <style:text-properties officeooo:rsid="00191d6b" officeooo:paragraph-rsid="0052504a"/>
    </style:style>
    <style:style style:name="P73" style:family="paragraph" style:parent-style-name="Heading_20_1">
      <style:paragraph-properties fo:margin-top="0in" fo:margin-bottom="0in" style:contextual-spacing="false"/>
      <style:text-properties officeooo:rsid="00191d6b" officeooo:paragraph-rsid="0038792a"/>
    </style:style>
    <style:style style:name="P74" style:family="paragraph" style:parent-style-name="Heading_20_1">
      <style:paragraph-properties fo:margin-top="0in" fo:margin-bottom="0in" style:contextual-spacing="false"/>
      <style:text-properties officeooo:rsid="00191d6b" officeooo:paragraph-rsid="00191d6b"/>
    </style:style>
    <style:style style:name="P75" style:family="paragraph" style:parent-style-name="Heading_20_1">
      <style:paragraph-properties fo:margin-top="0in" fo:margin-bottom="0in" style:contextual-spacing="false"/>
      <style:text-properties officeooo:paragraph-rsid="00184242"/>
    </style:style>
    <style:style style:name="P76" style:family="paragraph" style:parent-style-name="Heading_20_2">
      <style:text-properties officeooo:paragraph-rsid="006b9f8e"/>
    </style:style>
    <style:style style:name="P77" style:family="paragraph" style:parent-style-name="Heading_20_2">
      <style:text-properties officeooo:paragraph-rsid="005297dc"/>
    </style:style>
    <style:style style:name="P78" style:family="paragraph" style:parent-style-name="Heading_20_2">
      <style:text-properties officeooo:paragraph-rsid="0052504a"/>
    </style:style>
    <style:style style:name="P79" style:family="paragraph" style:parent-style-name="Heading_20_2">
      <style:text-properties officeooo:paragraph-rsid="00545a4f"/>
    </style:style>
    <style:style style:name="P80" style:family="paragraph" style:parent-style-name="Heading_20_2">
      <style:text-properties officeooo:rsid="001e9363" officeooo:paragraph-rsid="001e9363"/>
    </style:style>
    <style:style style:name="P81" style:family="paragraph" style:parent-style-name="Heading_20_2">
      <style:text-properties officeooo:paragraph-rsid="00184242"/>
    </style:style>
    <style:style style:name="P82" style:family="paragraph" style:parent-style-name="Heading_20_3">
      <style:text-properties officeooo:paragraph-rsid="00184242"/>
    </style:style>
    <style:style style:name="P83" style:family="paragraph" style:parent-style-name="Text_20_body" style:list-style-name="L1">
      <style:paragraph-properties fo:margin-top="0in" fo:margin-bottom="0in" style:contextual-spacing="false"/>
      <style:text-properties officeooo:paragraph-rsid="00184242"/>
    </style:style>
    <style:style style:name="P84" style:family="paragraph" style:parent-style-name="Text_20_body" style:list-style-name="L1">
      <style:text-properties officeooo:paragraph-rsid="00184242"/>
    </style:style>
    <style:style style:name="P85" style:family="paragraph" style:parent-style-name="Text_20_body" style:list-style-name="L2">
      <style:paragraph-properties fo:margin-top="0in" fo:margin-bottom="0in" style:contextual-spacing="false"/>
      <style:text-properties officeooo:paragraph-rsid="00184242"/>
    </style:style>
    <style:style style:name="P86" style:family="paragraph" style:parent-style-name="Text_20_body" style:list-style-name="L2">
      <style:text-properties officeooo:paragraph-rsid="00184242"/>
    </style:style>
    <style:style style:name="P87" style:family="paragraph" style:parent-style-name="Text_20_body" style:list-style-name="L3">
      <style:text-properties officeooo:paragraph-rsid="00184242"/>
    </style:style>
    <style:style style:name="P88" style:family="paragraph" style:parent-style-name="Text_20_body" style:list-style-name="L4">
      <style:paragraph-properties fo:margin-top="0in" fo:margin-bottom="0in" style:contextual-spacing="false"/>
      <style:text-properties officeooo:paragraph-rsid="00184242"/>
    </style:style>
    <style:style style:name="P89" style:family="paragraph" style:parent-style-name="Text_20_body" style:list-style-name="L4">
      <style:text-properties officeooo:paragraph-rsid="00184242"/>
    </style:style>
    <style:style style:name="P90" style:family="paragraph" style:parent-style-name="Text_20_body" style:list-style-name="L5">
      <style:paragraph-properties fo:margin-top="0in" fo:margin-bottom="0in" style:contextual-spacing="false"/>
      <style:text-properties officeooo:paragraph-rsid="00184242"/>
    </style:style>
    <style:style style:name="P91" style:family="paragraph" style:parent-style-name="Text_20_body" style:list-style-name="L5">
      <style:text-properties officeooo:paragraph-rsid="00184242"/>
    </style:style>
    <style:style style:name="P92" style:family="paragraph" style:parent-style-name="Text_20_body" style:list-style-name="L6">
      <style:paragraph-properties fo:margin-top="0in" fo:margin-bottom="0in" style:contextual-spacing="false"/>
      <style:text-properties officeooo:paragraph-rsid="00184242"/>
    </style:style>
    <style:style style:name="P93" style:family="paragraph" style:parent-style-name="Text_20_body" style:list-style-name="L6">
      <style:text-properties officeooo:paragraph-rsid="00184242"/>
    </style:style>
    <style:style style:name="P94" style:family="paragraph" style:parent-style-name="Text_20_body">
      <style:text-properties officeooo:rsid="005b535e" officeooo:paragraph-rsid="0075339c"/>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T53" style:family="text">
      <style:text-properties officeooo:rsid="006e2228"/>
    </style:style>
    <style:style style:name="T54" style:family="text">
      <style:text-properties officeooo:rsid="006eebcb"/>
    </style:style>
    <style:style style:name="T55" style:family="text">
      <style:text-properties officeooo:rsid="007022cc"/>
    </style:style>
    <style:style style:name="T56" style:family="text">
      <style:text-properties officeooo:rsid="0071d3ac"/>
    </style:style>
    <style:style style:name="T57" style:family="text">
      <style:text-properties officeooo:rsid="007249b4"/>
    </style:style>
    <style:style style:name="T58" style:family="text">
      <style:text-properties officeooo:rsid="00560d37"/>
    </style:style>
    <style:style style:name="T59" style:family="text">
      <style:text-properties officeooo:rsid="0057f55d"/>
    </style:style>
    <style:style style:name="T60" style:family="text">
      <style:text-properties officeooo:rsid="007e0efb"/>
    </style:style>
    <style:style style:name="T61" style:family="text">
      <style:text-properties officeooo:rsid="00687942"/>
    </style:style>
    <style:style style:name="T62" style:family="text">
      <style:text-properties officeooo:rsid="00863198"/>
    </style:style>
    <style:style style:name="T63" style:family="text">
      <style:text-properties officeooo:rsid="00878fb2"/>
    </style:style>
    <style:style style:name="T64" style:family="text">
      <style:text-properties officeooo:rsid="00641cf0"/>
    </style:style>
    <style:style style:name="T65" style:family="text">
      <style:text-properties officeooo:rsid="00821cfa"/>
    </style:style>
    <style:style style:name="T66" style:family="text">
      <style:text-properties officeooo:rsid="0075339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20Copy%201" text:style-name="Index_20_Link" text:visited-style-name="Index_20_Link">Bforartists 4 History<text:tab/>1</text:a></text:p>
          <text:p text:style-name="P47"><text:a xlink:type="simple" xlink:href="#__RefHeading___Toc816_3360024113%20Copy%201" text:style-name="Index_20_Link" text:visited-style-name="Index_20_Link">Preface:<text:tab/>1</text:a></text:p>
          <text:p text:style-name="P47"><text:a xlink:type="simple" xlink:href="#__RefHeading___Toc716_2188249977%20Copy%201" text:style-name="Index_20_Link" text:visited-style-name="Index_20_Link">History:<text:tab/>1</text:a></text:p>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3</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4</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6</text:a></text:p>
          <text:p text:style-name="P47"><text:a xlink:type="simple" xlink:href="#__RefHeading___Toc459_413504702" text:style-name="Index_20_Link" text:visited-style-name="Index_20_Link">Video: From Blender 1.60 to 2.50<text:tab/>7</text:a></text:p>
          <text:p text:style-name="P47"><text:a xlink:type="simple" xlink:href="#__RefHeading___Toc461_413504702" text:style-name="Index_20_Link" text:visited-style-name="Index_20_Link">Version/Revision Milestones<text:tab/>7</text:a></text:p>
          <text:p text:style-name="P48"><text:a xlink:type="simple" xlink:href="#__RefHeading___Toc463_413504702" text:style-name="Index_20_Link" text:visited-style-name="Index_20_Link">The start!<text:tab/>7</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10</text:a></text:p>
        </text:index-body>
      </text:table-of-content>
      <text:p text:style-name="P8"/>
      <text:p text:style-name="P68"/>
      <text:p text:style-name="P68"/>
      <text:p text:style-name="P68"/>
      <table:table table:name="Table1" table:style-name="Table1">
        <table:table-column table:style-name="Table1.A"/>
        <table:table-row>
          <table:table-cell table:style-name="Table1.A1" office:value-type="string">
            <text:h text:style-name="P71"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68"/>
      <text:h text:style-name="P76" text:outline-level="2"><text:bookmark-start text:name="__RefHeading___Toc816_3360024113 Copy 1"/>Preface: <text:bookmark-end text:name="__RefHeading___Toc816_3360024113 Copy 1"/></text:h>
      <text:p text:style-name="P69"><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6" text:outline-level="2"><text:bookmark-start text:name="__RefHeading___Toc716_2188249977 Copy 1"/>History:<text:bookmark-end text:name="__RefHeading___Toc716_2188249977 Copy 1"/></text:h>
      <text:p text:style-name="P94">24.01.2025 – <text:span text:style-name="T66">Bforartists </text:span><text:span text:style-name="T60">4</text:span><text:span text:style-name="T61">.</text:span><text:span text:style-name="T62">3</text:span><text:span text:style-name="T46">.</text:span><text:span text:style-name="T63">2</text:span><text:span text:style-name="T64"> </text:span><text:span text:style-name="T66">released.</text:span></text:p>
      <text:p text:style-name="P65"><text:span text:style-name="T56">12</text:span><text:span text:style-name="T46">.</text:span><text:span text:style-name="T56">12</text:span><text:span text:style-name="T49">.202</text:span><text:span text:style-name="T53">4</text:span> – Bforartists <text:span text:style-name="T52">4</text:span>.<text:span text:style-name="T56">3</text:span><text:span text:style-name="T44">.</text:span><text:span text:style-name="T55">1</text:span> released.</text:p>
      <text:p text:style-name="P65"><text:span text:style-name="T56">28</text:span><text:span text:style-name="T46">.</text:span><text:span text:style-name="T56">11</text:span><text:span text:style-name="T49">.202</text:span><text:span text:style-name="T53">4</text:span> – Bforartists <text:span text:style-name="T52">4</text:span>.<text:span text:style-name="T56">3</text:span><text:span text:style-name="T44">.</text:span><text:span text:style-name="T56">0</text:span> released.</text:p>
      <text:p text:style-name="P66"><text:span text:style-name="T57">02</text:span><text:span text:style-name="T46">.</text:span><text:span text:style-name="T53">0</text:span><text:span text:style-name="T57">9</text:span><text:span text:style-name="T49">.202</text:span><text:span text:style-name="T53">4</text:span> – Bforartists <text:span text:style-name="T52">4</text:span>.<text:span text:style-name="T54">2</text:span><text:span text:style-name="T44">.</text:span><text:span text:style-name="T57">2</text:span> released.</text:p>
      <text:p text:style-name="P64"><text:span text:style-name="T55">27</text:span><text:span text:style-name="T46">.</text:span><text:span text:style-name="T53">0</text:span><text:span text:style-name="T55">8</text:span><text:span text:style-name="T49">.202</text:span><text:span text:style-name="T53">4</text:span> – Bforartists <text:span text:style-name="T52">4</text:span>.<text:span text:style-name="T54">2</text:span><text:span text:style-name="T44">.</text:span><text:span text:style-name="T55">1</text:span> released.</text:p>
      <text:p text:style-name="P63"><text:span text:style-name="T54">30</text:span><text:span text:style-name="T46">.</text:span><text:span text:style-name="T53">0</text:span><text:span text:style-name="T54">7</text:span><text:span text:style-name="T49">.202</text:span><text:span text:style-name="T53">4</text:span> – Bforartists <text:span text:style-name="T52">4</text:span>.<text:span text:style-name="T54">2</text:span><text:span text:style-name="T44">.</text:span><text:span text:style-name="T54">0</text:span> released.</text:p>
      <text:p text:style-name="P62"><text:soft-page-break/><text:span text:style-name="T53">23</text:span><text:span text:style-name="T46">.</text:span><text:span text:style-name="T53">03</text:span><text:span text:style-name="T49">.202</text:span><text:span text:style-name="T53">4</text:span> – Bforartists <text:span text:style-name="T52">4</text:span>.<text:span text:style-name="T53">1</text:span><text:span text:style-name="T44">.</text:span><text:span text:style-name="T53">1</text:span> released.</text:p>
      <text:p text:style-name="P62"><text:span text:style-name="T53">01</text:span><text:span text:style-name="T46">.</text:span><text:span text:style-name="T53">04</text:span><text:span text:style-name="T49">.202</text:span><text:span text:style-name="T53">4</text:span> – Bforartists <text:span text:style-name="T52">4</text:span>.<text:span text:style-name="T53">1</text:span><text:span text:style-name="T44">.</text:span><text:span text:style-name="T53">0</text:span> released.</text:p>
      <text:p text:style-name="P61"><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70">18<text:span text:style-name="T44">.</text:span>11.202<text:span text:style-name="T41">3</text:span> – Bforartists 4.0<text:span text:style-name="T44">.</text:span><text:span text:style-name="T45">1</text:span> released.</text:p>
      <text:p text:style-name="P10"/>
      <table:table table:name="Tabelle5" table:style-name="Tabelle5">
        <table:table-column table:style-name="Tabelle5.A"/>
        <table:table-row>
          <table:table-cell table:style-name="Tabelle5.A1" office:value-type="string">
            <text:h text:style-name="P72"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77" text:outline-level="2"><text:bookmark-start text:name="__RefHeading___Toc816_3360024113"/>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67">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78"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pan text:style-name="T37">07.09</text:span>.2022 – Bforartists 3.<text:span text:style-name="T37">3.0</text:span> released.</text:p>
      <text:p text:style-name="P53">08.0<text:span text:style-name="T36">8</text:span>.2022 – Bforartists 3.2.<text:span text:style-name="T36">2</text:span> released.</text:p>
      <text:p text:style-name="P51">08.07.2022 – Bforartists 3.2.1 released.</text:p>
      <text:p text:style-name="P50"><text:soft-page-break/><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73"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79"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text:soft-page-break/>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74" text:outline-level="1"><text:bookmark-start text:name="__RefHeading___Toc453_413504702"/>Bforartists <text:span text:style-name="T16">1 </text:span>History<text:bookmark-end text:name="__RefHeading___Toc453_413504702"/></text:h>
          </table:table-cell>
        </table:table-row>
      </table:table>
      <text:p text:style-name="P12"/>
      <text:h text:style-name="P80"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text:span><text:soft-page-break/><text:span text:style-name="T6">decision was made to fork Blender.</text:span></text:p>
      <text:p text:style-name="P15"><text:span text:style-name="T6">T</text:span>he Bforartists project itself started officially at July the 2nd 2015. That's when the first real steps were done. </text:p>
      <text:h text:style-name="P80"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text:soft-page-break/>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75"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text:soft-page-break/>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1" text:outline-level="2"><text:bookmark-start text:name="__RefHeading___Toc459_413504702"/>Video: From Blender 1.60 to 2.50<text:bookmark-end text:name="__RefHeading___Toc459_413504702"/></text:h>
      <text:p text:style-name="P7"/>
      <text:p text:style-name="P13">https://vimeo.com/8567074</text:p>
      <text:h text:style-name="P81" text:outline-level="2"><text:bookmark-start text:name="__RefHeading___Toc461_413504702"/>Version/Revision Milestones<text:bookmark-end text:name="__RefHeading___Toc461_413504702"/></text:h>
      <text:h text:style-name="P82" text:outline-level="3"><text:bookmark-start text:name="__RefHeading___Toc463_413504702"/>The start!<text:bookmark-end text:name="__RefHeading___Toc463_413504702"/></text:h>
      <text:list text:style-name="L1">
        <text:list-item>
          <text:p text:style-name="P83">1.00 - January 1994: Blender in development at animation studio NeoGeo. </text:p>
        </text:list-item>
        <text:list-item>
          <text:p text:style-name="P83">1.23 - January 1998: SGI version published on the web, IrisGL. </text:p>
        </text:list-item>
        <text:list-item>
          <text:p text:style-name="P83">1.30 - April 1998: Linux and FreeBSD version, port to OpenGL and X11. </text:p>
        </text:list-item>
        <text:list-item>
          <text:p text:style-name="P83">1.3x - June 1998: NaN founded. </text:p>
        </text:list-item>
        <text:list-item>
          <text:p text:style-name="P83">1.4x - September 1998: Sun and Linux Alpha version released. </text:p>
        </text:list-item>
        <text:list-item>
          <text:p text:style-name="P83">1.50 - November 1998: First Manual published. </text:p>
        </text:list-item>
        <text:list-item>
          <text:p text:style-name="P83">1.60 - April 1999: C-key (new features behind a lock, $95), MS-Windows version released. </text:p>
        </text:list-item>
        <text:list-item>
          <text:p text:style-name="P83">1.6x - June 1999: BeOS and PPC version released. </text:p>
        </text:list-item>
        <text:list-item>
          <text:p text:style-name="P83">1.80 - June 2000: End of C-key, Blender full freeware again. </text:p>
        </text:list-item>
        <text:list-item>
          <text:p text:style-name="P83">2.00 - August 2000: Interactive 3D and real-time engine. </text:p>
        </text:list-item>
        <text:list-item>
          <text:p text:style-name="P83">2.10 - December 2000: New engine, physics, and Python. </text:p>
        </text:list-item>
        <text:list-item>
          <text:p text:style-name="P83">2.20 - August 2001: Character animation system. </text:p>
        </text:list-item>
        <text:list-item>
          <text:p text:style-name="P83">2.21 - October 2001: Blender Publisher launch. </text:p>
        </text:list-item>
        <text:list-item>
          <text:p text:style-name="P84">2.2x - December 2001: Mac OSX version. </text:p>
        </text:list-item>
      </text:list>
      <text:h text:style-name="P82" text:outline-level="3"><text:bookmark-start text:name="__RefHeading___Toc465_413504702"/>Blender goes Open Source<text:bookmark-end text:name="__RefHeading___Toc465_413504702"/></text:h>
      <text:list text:style-name="L2">
        <text:list-item>
          <text:p text:style-name="P85"><text:span text:style-name="Strong_20_Emphasis">13 October 2002: Blender goes Open Source, 1st Blender Conference</text:span>. </text:p>
        </text:list-item>
        <text:list-item>
          <text:p text:style-name="P85"><text:soft-page-break/>2.25 - October 2002: Blender Publisher becomes freely available. </text:p>
        </text:list-item>
        <text:list-item>
          <text:p text:style-name="P85">Tuhopuu1 - Oct 2002: The experimental tree of Blender is created, a coder’s playground. </text:p>
        </text:list-item>
        <text:list-item>
          <text:p text:style-name="P85">2.26 - February 2003: The first true open source Blender release. </text:p>
        </text:list-item>
        <text:list-item>
          <text:p text:style-name="P85">2.27 - May 2003: The second open source Blender release. </text:p>
        </text:list-item>
        <text:list-item>
          <text:p text:style-name="P85">2.28x - July 2003: First of the 2.28x series. </text:p>
        </text:list-item>
        <text:list-item>
          <text:p text:style-name="P85">2.30 - October 2003: Preview release of the 2.3x UI makeover presented at the 2nd Blender Conference. </text:p>
        </text:list-item>
        <text:list-item>
          <text:p text:style-name="P85">2.31 - December 2003: Upgrade to stable 2.3x UI project. </text:p>
        </text:list-item>
        <text:list-item>
          <text:p text:style-name="P85">2.32 - January 2004: Major overhaul of internal rendering capabilities. </text:p>
        </text:list-item>
        <text:list-item>
          <text:p text:style-name="P85">2.33 - April 2004: Game Engine returns, ambient occlusion, new procedural textures. </text:p>
        </text:list-item>
        <text:list-item>
          <text:p text:style-name="P85">2.34 - August 2004: Particle interactions, LSCM UV mapping, functional YafRay integration, weighted creases in subdivision surfaces, ramp shaders, full OSA, and many many more. </text:p>
        </text:list-item>
        <text:list-item>
          <text:p text:style-name="P85">2.35 - November 2004: Another version full of improvements: object hooks, curve deforms and curve tapers, particle duplicators and much more. </text:p>
        </text:list-item>
        <text:list-item>
          <text:p text:style-name="P85">2.36 - December 2004: A stabilization version, much work behind the scene, normal and displacement mapping improvements. </text:p>
        </text:list-item>
        <text:list-item>
          <text:p text:style-name="P85">2.37 - June 2005: Transformation tools and widgets, softbodies, force fields, deflections, incremental subdivision surfaces, transparent shadows, and multi-threaded rendering. </text:p>
        </text:list-item>
        <text:list-item>
          <text:p text:style-name="P85">2.40 - December 2005: Full rework of armature system, shape keys, fur with particles, fluids and rigid bodies. </text:p>
        </text:list-item>
        <text:list-item>
          <text:p text:style-name="P85">2.41 - January 2006: Lots of fixes, and some game engine features. </text:p>
        </text:list-item>
        <text:list-item>
          <text:p text:style-name="P85">2.42 - July 2006: The nodes release, array modifier, vector blur, new physics engine, rendering, lip sync, and many other features. This was the release following Project Orange. </text:p>
        </text:list-item>
        <text:list-item>
          <text:p text:style-name="P85">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5">2.44 - May 2007: The big news, in addition to two new modifiers and re-awakening the 64-bit OS support, was the addition of subsurface scattering, which simulates light scattering beneath the surface of organic and soft objects. </text:p>
        </text:list-item>
        <text:list-item>
          <text:p text:style-name="P85">2.45 - September 2007: Serious bug fixes, with some performance issues addressed. </text:p>
        </text:list-item>
        <text:list-item>
          <text:p text:style-name="P85">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5">2.47 - August 2008: Bugfix release. </text:p>
        </text:list-item>
        <text:list-item>
          <text:p text:style-name="P85">2.48 - October 2008: The Apricot release, cool GLSL shaders, lights and GE improvements, snap, sky simulator, shrinkwrap modifier, and Python editing improvements. This was the release following Project Apricot. </text:p>
        </text:list-item>
        <text:list-item>
          <text:p text:style-name="P86">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text:soft-page-break/>calls made available. </text:p>
        </text:list-item>
      </text:list>
      <text:h text:style-name="P82" text:outline-level="3"><text:bookmark-start text:name="__RefHeading___Toc467_413504702"/>Blender 2.5x - The Recode!<text:bookmark-end text:name="__RefHeading___Toc467_413504702"/></text:h>
      <text:list text:style-name="L3">
        <text:list-item>
          <text:p text:style-name="P87">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2" text:outline-level="3"><text:bookmark-start text:name="__RefHeading___Toc469_413504702"/>Blender 2.6x to 2.7x - Improvements &amp; Stabalizing<text:bookmark-end text:name="__RefHeading___Toc469_413504702"/></text:h>
      <text:list text:style-name="L4">
        <text:list-item>
          <text:p text:style-name="P88">2.60 - October 2011: Internationalization of the UI, improvements in animation system and the GE, vertex weight groups modifiers, 3D audio and video, bug fixes, and the UI internationalization. </text:p>
        </text:list-item>
        <text:list-item>
          <text:p text:style-name="P8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8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8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8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88">2.65 - December 2012: Fire and smoke improvements, anisotropic shader for Cycles, modifier improvements, bevel tool now includes rounding, new add-ons, and over 200 bug fixes. </text:p>
        </text:list-item>
        <text:list-item>
          <text:p text:style-name="P8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8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88">2.68 - July 2013: New and improved modeling tools, three new Cycles nodes, big improvements in the motion tracker, Python scripts and drivers are disabled by default when loading files for security reasons, and over 280 bug fixes. </text:p>
        </text:list-item>
        <text:list-item>
          <text:p text:style-name="P88">2.69 - October 2013: Even more modeling tools, Cycles improved in many areas, plane tracking is added to the motion tracker, better support for FBX import/export, and over 270 bugs fixed. </text:p>
        </text:list-item>
        <text:list-item>
          <text:p text:style-name="P88">2.70 - March 2014: Cycles gets basic volumetric support on the CPU, more improvements to the motion tracker, two new modeling modifiers, some UI consistency improvements, and more than 560 bug fixes. </text:p>
        </text:list-item>
        <text:list-item>
          <text:p text:style-name="P88">2.71 - June 2014: Deformation motion blur and fire/smoke support is added to Cycles, UI popups are <text:soft-page-break/>now draggable, performance optimizations for sculpting mode, new interpolation types for animation, many improvements to the GE, and over 400 bug fixes. </text:p>
        </text:list-item>
        <text:list-item>
          <text:p text:style-name="P8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88">2.73 - January 2015: Cycles gets improved volumetric support, major upgrade to grease pencil, MS-Windows gets Input Method Editors (IMEs) and general improvements to painting, freestyle, sequencer and add-ons. </text:p>
        </text:list-item>
        <text:list-item>
          <text:p text:style-name="P88">2.74 - March 2015: Support for custom-normals, viewport compositing and improvements to hair dynamics. </text:p>
        </text:list-item>
        <text:list-item>
          <text:p text:style-name="P88">2.75 - July 2015: Integrated stereo/multi-view pipeline, corrective smooth modifier and new dependency graph <text:span text:style-name="Emphasis">(enable as a command line option)</text:span>. </text:p>
        </text:list-item>
        <text:list-item>
          <text:p text:style-name="P89">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75"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90">You have the right to use the program for any purpose. </text:p>
        </text:list-item>
        <text:list-item>
          <text:p text:style-name="P90">You have the right to modify the program, and have access to the source codes. </text:p>
        </text:list-item>
        <text:list-item>
          <text:p text:style-name="P90">You have the right to copy and distribute the program. </text:p>
        </text:list-item>
        <text:list-item>
          <text:p text:style-name="P91">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92">You must provide a copy of the GPL with the program, so that recipients are aware of their rights under the license. </text:p>
        </text:list-item>
        <text:list-item>
          <text:p text:style-name="P92">You must include the source code or make the source code freely available. </text:p>
        </text:list-item>
        <text:list-item>
          <text:p text:style-name="P92">If you modify the code and distribute the modified version, you must license your modifications available under the GPL (or a compatible license). </text:p>
        </text:list-item>
        <text:list-item>
          <text:p text:style-name="P93">You may not restrict the licensing of the program beyond the terms of the GPL. (you may not turn a <text:soft-page-break/>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45M3S</meta:editing-duration>
    <meta:editing-cycles>89</meta:editing-cycles>
    <meta:generator>LibreOffice/24.2.5.2$Windows_X86_64 LibreOffice_project/bffef4ea93e59bebbeaf7f431bb02b1a39ee8a59</meta:generator>
    <dc:date>2025-01-26T15:12:48.366000000</dc:date>
    <meta:document-statistic meta:table-count="7" meta:image-count="2" meta:object-count="0" meta:page-count="11" meta:paragraph-count="212" meta:word-count="4188" meta:character-count="25965" meta:non-whitespace-character-count="21934"/>
    <meta:template xlink:type="simple" xlink:actuate="onRequest" xlink:title="standard1cm" xlink:href="../../../../AppData/Roaming/LibreOffice/4/user/template/standard1cm.ott" meta:date="2016-03-28T18:47:57.125000000"/>
  </office:meta>
</office:document-meta>
</file>